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f33" officeooo:paragraph-rsid="0009d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gar sobre geolocalización de usuarios de Twitter</text:p>
      <text:p text:style-name="P1"/>
      <text:p text:style-name="P1">Identificar usuarios chilenos </text:p>
      <text:p text:style-name="P1">Descartar cuentas falsas</text:p>
      <text:p text:style-name="P1">Proporción de tweets tienen localización g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6:09:03.150000000</meta:creation-date>
    <dc:date>2021-10-12T16:26:02.414000000</dc:date>
    <meta:editing-duration>PT6M49S</meta:editing-duration>
    <meta:editing-cycles>1</meta:editing-cycles>
    <meta:document-statistic meta:table-count="0" meta:image-count="0" meta:object-count="0" meta:page-count="1" meta:paragraph-count="4" meta:word-count="19" meta:character-count="153" meta:non-whitespace-character-count="137"/>
    <meta:generator>LibreOffice/7.1.4.2$Windows_X86_64 LibreOffice_project/a529a4fab45b75fefc5b6226684193eb000654f6</meta:generator>
  </office:meta>
</office:document-meta>
</file>